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 office:value-type="string" calcext:value-type="string">
            <text:p>TODO: Make sure Brainwashing Ray broadcasts something, so we detect it and on_play in this handler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: Discard Plumberman and Plumberman’s Brother from your hand; if you do, destroy your opponent’s two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8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table:style-name="ce9"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table:style-name="ce9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table:style-name="ce9"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table:style-name="ce9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table:style-name="ce9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table:style-name="ce9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table:style-name="ce9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8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8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8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5T18:03:42.238682094</dc:date>
    <meta:editing-duration>P3DT14H19M42S</meta:editing-duration>
    <meta:editing-cycles>599</meta:editing-cycles>
    <meta:document-statistic meta:table-count="10" meta:cell-count="1630" meta:object-count="0"/>
  </office:meta>
</office:document-meta>
</file>